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 de componentes para la placa al 13-09-09</text:p>
      <text:p text:style-name="Standard"/>
      <text:p text:style-name="Standard"/>
      <text:p text:style-name="P2">1--&gt; <text:tab/>1<text:tab/>Sócalo de 8x2 pines</text:p>
      <text:p text:style-name="P2">2--&gt; <text:tab/>1<text:tab/>Sócalo de 20x2 pines</text:p>
      <text:p text:style-name="P2">3--&gt; <text:tab/>2<text:tab/>Sócalos de 4x2 pines</text:p>
      <text:p text:style-name="P2">4--&gt; <text:tab/>1<text:tab/>Switch de cuatro pines (botoncito para el reset)</text:p>
      <text:p text:style-name="P2">5--&gt; <text:tab/>1<text:tab/>Conector de 8x2 vertical para soldar en placa y 2 conectores para cable plano de la misma cantidad de pines</text:p>
      <text:p text:style-name="P2">6--&gt; <text:tab/>2<text:tab/>Conectores de 5x2 verticales para soldar en placa y 2 conectores para cable plano de la misma cant de pines</text:p>
      <text:p text:style-name="P2">7--&gt; <text:tab/>2<text:tab/>Conectores de 6x1 para soldar en placa y sus complementos para cable, con los respectivos pines</text:p>
      <text:p text:style-name="P2">8--&gt; <text:tab/>1<text:tab/>Conector de 5x1 para soldar en placa y su complemento para cable, con los respectivos pines</text:p>
      <text:p text:style-name="P2">9--&gt; <text:tab/>1<text:tab/>Conector de 4x1 para soldar en placa y su complemento para cable, con los respectivos pines</text:p>
      <text:p text:style-name="P2">10--&gt; <text:tab/>3<text:tab/>Conectores de 3x1 para soldar en placa y sus complementos para cable, con los respectivos pines</text:p>
      <text:p text:style-name="P2">11--&gt; <text:tab/>1<text:tab/>“7805”</text:p>
      <text:p text:style-name="P2">12--&gt; <text:tab/>1<text:tab/>“7905”</text:p>
      <text:p text:style-name="P2">13--&gt; <text:tab/>1 <text:tab/>“LM336”</text:p>
      <text:p text:style-name="P2">14--&gt; <text:tab/>1<text:tab/>“Max232”</text:p>
      <text:p text:style-name="P2">15--&gt; <text:tab/>1<text:tab/>“TL082”</text:p>
      <text:p text:style-name="P2">16--&gt; <text:tab/>1<text:tab/>Tira de pines (de los negros)</text:p>
      <text:p text:style-name="P2">17--&gt; <text:tab/>2<text:tab/>Capacitores de 2,2 uF</text:p>
      <text:p text:style-name="P2">18--&gt; <text:tab/>7<text:tab/>Capacitores de 1 uF</text:p>
      <text:p text:style-name="P2">19--&gt; <text:tab/>1<text:tab/>Capacitor de 100nF</text:p>
      <text:p text:style-name="P2">20--&gt; <text:tab/>4<text:tab/>Capacitores de 22pF</text:p>
      <text:p text:style-name="P2">21--&gt; <text:tab/>4<text:tab/>Capacitores de 33pF </text:p>
      <text:p text:style-name="P2">22--&gt; <text:tab/>10<text:tab/>Resistores de 10K</text:p>
      <text:p text:style-name="P2">23--&gt; <text:tab/>1 <text:tab/>Preset de 10k</text:p>
      <text:p text:style-name="P2">24--&gt; <text:tab/>2<text:tab/>Diodos 1N4007</text:p>
      <text:p text:style-name="P2">25--&gt; 10 <text:tab/>Jumpers (de esos que se usan en las compu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3T23:48:58</meta:creation-date>
    <meta:generator>OpenOffice.org/3.0$Linux OpenOffice.org_project/300m15$Build-9379</meta:generator>
    <dc:date>2009-09-14T00:41:26</dc:date>
    <meta:editing-duration>PT00H52M28S</meta:editing-duration>
    <meta:editing-cycles>3</meta:editing-cycles>
    <meta:document-statistic meta:table-count="0" meta:image-count="0" meta:object-count="0" meta:page-count="1" meta:paragraph-count="26" meta:word-count="257" meta:character-count="1205"/>
    <meta:user-defined meta:name="Información 1"/>
    <meta:user-defined meta:name="Información 2"/>
    <meta:user-defined meta:name="Información 3"/>
    <meta:user-defined meta:name="Información 4"/>
  </office:meta>
</office:document-meta>
</file>